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7.41mm" table:align="margins"/>
    </style:style>
    <style:style style:name="Table1.A" style:family="table-column">
      <style:table-column-properties style:column-width="82.25mm" style:rel-column-width="28761*"/>
    </style:style>
    <style:style style:name="Table1.B" style:family="table-column">
      <style:table-column-properties style:column-width="49.6mm" style:rel-column-width="17344*"/>
    </style:style>
    <style:style style:name="Table1.C" style:family="table-column">
      <style:table-column-properties style:column-width="55.56mm" style:rel-column-width="19430*"/>
    </style:style>
    <style:style style:name="Table1.A1" style:family="table-cell">
      <style:table-cell-properties fo:padding="0.97mm" fo:border="none"/>
    </style:style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44.33mm"/>
    </style:style>
    <style:style style:name="Table6.B" style:family="table-column">
      <style:table-column-properties style:column-width="77.82mm"/>
    </style:style>
    <style:style style:name="Table6.C" style:family="table-column">
      <style:table-column-properties style:column-width="27.78mm"/>
    </style:style>
    <style:style style:name="Table6.D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1.91mm" fo:border="none" style:writing-mode="lr-tb"/>
    </style:style>
    <style:style style:name="Table6.B2" style:family="table-cell">
      <style:table-cell-properties style:vertical-align="middle" fo:padding="1.91mm" fo:border="none" style:writing-mode="lr-tb"/>
    </style:style>
    <style:style style:name="P1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" style:family="paragraph" style:parent-style-name="Standard">
      <style:paragraph-properties fo:line-height="115%" fo:text-align="start" style:justify-single-word="false">
        <style:tab-stops>
          <style:tab-stop style:position="57.11m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6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mm" fo:margin-bottom="0mm" fo:line-height="100%" fo:text-align="start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name-complex="Times New Roman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ông ty CP CS Việt Phú Thịnh</text:span><text:tab/><text:tab/><text:tab/><text:tab/><text:tab/><text:tab/><text:span text:style-name="T1">Tp.HCM, ngày </text:span><text:span text:style-name="T1"><text:placeholder text:placeholder-type="text">&lt;get_vietname_date('')[:2]&gt;</text:placeholder></text:span><text:span text:style-name="T1"> tháng </text:span><text:span text:style-name="T1"><text:placeholder text:placeholder-type="text">&lt;get_vietname_date('')[3:5]&gt;</text:placeholder></text:span><text:span text:style-name="T1"> năm </text:span><text:span text:style-name="T1"><text:placeholder text:placeholder-type="text">&lt;get_vietname_date('')[-4:]&gt;</text:placeholder></text:span></text:p>
      <text:p text:style-name="P4">Số : <text:span text:style-name="T1"><text:placeholder text:placeholder-type="text">&lt;o.so_thanhtoan or ''&gt;</text:placeholder></text:span></text:p>
      <text:p text:style-name="P1"/>
      <text:p text:style-name="P5">YÊU CẦU THANH TOÁN</text:p>
      <text:p text:style-name="P6">KÍNH GỬI: GIÁM ĐỐC CÔNG TY</text:p>
      <text:p text:style-name="P20"><text:s/>Căn cứ hợp đồng: <text:span text:style-name="T5"><text:placeholder text:placeholder-type="text">&lt;o.hop_dong_id and o.hop_dong_id.name or ''&gt;</text:placeholder></text:span><text:span text:style-name="T5"><text:tab/><text:tab/></text:span><text:span text:style-name="T1">ngày: </text:span><text:span text:style-name="T1"><text:placeholder text:placeholder-type="text">&lt;get_vietname_date(o.hop_dong_id and o.hop_dong_id.tu_ngay or ''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7"><text:placeholder text:placeholder-type="text">&lt;for each="sequence,line in enumerate(o.hop_dong_id.hopdong_line)"&gt;</text:placeholder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2"><text:tab/>Loại hàng: <text:span text:style-name="T5"><text:placeholder text:placeholder-type="text">&lt;line.product_id.default_code&gt;</text:placeholder></text:span><text:span text:style-name="T1"> (</text:span><text:span text:style-name="T5"><text:placeholder text:placeholder-type="text">&lt;line.quycach_baobi_id and line.quycach_baobi_id.name or ''&gt;</text:placeholder></text:span><text:span text:style-name="T1">)</text:span></text:p>
          </table:table-cell>
          <table:table-cell table:style-name="Table1.A1" office:value-type="string">
            <text:p text:style-name="P21">Số lượng: <text:span text:style-name="T1"><text:placeholder text:placeholder-type="text">&lt;convert_amount(line.product_qty)&gt;</text:placeholder></text:span><text:span text:style-name="T1"> </text:span><text:span text:style-name="T1"><text:placeholder text:placeholder-type="text">&lt;line.product_uom and line.product_uom.name or ''&gt;</text:placeholder></text:span></text:p>
          </table:table-cell>
          <table:table-cell table:style-name="Table1.A1" office:value-type="string">
            <text:p text:style-name="P21">Đơn giá: <text:span text:style-name="T1"><text:placeholder text:placeholder-type="text">&lt;convert_amount(line.price_unit)&gt;</text:placeholder></text:span><text:span text:style-name="T1"> VND/</text:span><text:span text:style-name="T1"><text:placeholder text:placeholder-type="text">&lt;line.product_uom and line.product_uom.name or ''&gt;</text:placeholder></text:span></text:p>
          </table:table-cell>
        </table:table-row>
        <table:table-row>
          <table:table-cell table:style-name="Table1.A1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20"><text:span text:style-name="T1">Đề nghị thanh toán bằng: <text:s/></text:span><text:span text:style-name="T5"><text:placeholder text:placeholder-type="text">&lt;convert_tt(o.journal_id)&gt;</text:placeholder></text:span><text:span text:style-name="T1"><text:tab/><text:tab/><text:tab/>ngày: </text:span><text:span text:style-name="T1"><text:placeholder text:placeholder-type="text">&lt;get_vietname_date(o.date)&gt;</text:placeholder></text:span></text:p>
      <text:p text:style-name="P20"><text:span text:style-name="T1">Đơn vị<text:tab/><text:tab/>: </text:span><text:span text:style-name="T4"><text:placeholder text:placeholder-type="text">&lt;o.partner_id and o.partner_id.name or ''&gt;</text:placeholder></text:span></text:p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7"><text:placeholder text:placeholder-type="text">&lt;for each="sequence,line in enumerate(get_thanhtoan(o.hop_dong_id and o.hop_dong_id.id or ''  ))"&gt;</text:placeholder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8"><text:s text:c="10"/>Số tiền tt lần <text:span text:style-name="T3"><text:placeholder text:placeholder-type="text">&lt;sequence+1&gt;</text:placeholder></text:span><text:span text:style-name="T3"> :</text:span></text:p>
          </table:table-cell>
          <table:table-cell table:style-name="Table6.B2" office:value-type="string">
            <text:p text:style-name="P18"><text:placeholder text:placeholder-type="text">&lt;line['amount']&gt;</text:placeholder> <text:placeholder text:placeholder-type="text">&lt;if test="line['state'] == 'posted'"&gt;</text:placeholder> - Đã thanh toán. <text:placeholder text:placeholder-type="text">&lt;/if&gt;</text:placeholder>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6"/>
          </table:table-cell>
        </table:table-row>
        <table:table-row table:style-name="Table6.1">
          <table:table-cell table:style-name="Table6.A1" table:number-columns-spanned="4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"><text:tab/><text:span text:style-name="T1">Lý do:</text:span> <text:span text:style-name="T2"><text:placeholder text:placeholder-type="text">&lt;o.ly_do&gt;</text:placeholder></text:span></text:p>
      <text:p text:style-name="P19"/>
      <text:p text:style-name="P14"><text:tab/>Người đề nghị<text:tab/>Giám đốc duyệt </text:p>
      <text:p text:style-name="P13"/>
      <text:p text:style-name="P13"/>
      <text:p text:style-name="P13"/>
      <text:p text:style-name="P9"/>
      <text:p text:style-name="P15"><text:span text:style-name="T1"><text:tab/></text:span><text:span text:style-name="T1"><text:placeholder text:placeholder-type="text">&lt;o.nguoi_de_nghi_id and o.nguoi_de_nghi_id .name or ''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23T10:31:13</dc:date>
    <dc:creator>TrongNguyen </dc:creator>
    <meta:editing-duration>PT7H31M43S</meta:editing-duration>
    <meta:editing-cycles>134</meta:editing-cycles>
    <meta:generator>LibreOffice/3.5$Linux_x86 LibreOffice_project/350m1$Build-2</meta:generator>
    <meta:document-statistic meta:table-count="2" meta:image-count="0" meta:object-count="0" meta:page-count="1" meta:paragraph-count="19" meta:word-count="130" meta:character-count="1194" meta:non-whitespace-character-count="1055"/>
  </office:meta>
</office:document-meta>
</file>